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C0000037523D2E5D92D839F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9.551cm" svg:x="1.012cm" svg:y="5.076cm">
          <draw:image xlink:href="Pictures/100000010000035C0000037523D2E5D92D839FC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1T13:18:32.725130214</meta:creation-date>
    <dc:date>2023-03-21T15:52:07.343564023</dc:date>
    <meta:editing-duration>PT2M29S</meta:editing-duration>
    <meta:editing-cycles>2</meta:editing-cycles>
    <meta:generator>LibreOffice/7.3.7.2$Linux_X86_64 LibreOffice_project/30$Build-2</meta:generator>
    <meta:document-statistic meta:object-count="1"/>
  </office:meta>
</office:document-meta>
</file>